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mbria Math" svg:font-family="'Cambria Math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333333" draw:fill="solid" draw:fill-color="#ffffff" draw:textarea-horizontal-align="justify" draw:textarea-vertical-align="top" draw:auto-grow-height="false" fo:min-height="0.75cm" fo:min-width="0.5cm"/>
      <style:paragraph-properties style:writing-mode="lr-tb"/>
    </style:style>
    <style:style style:name="gr2" style:family="graphic" style:parent-style-name="standard" style:list-style-name="L1">
      <style:graphic-properties svg:stroke-color="#333333" draw:fill-color="#ff8000" draw:opacity="75%" draw:textarea-horizontal-align="justify" draw:textarea-vertical-align="middle" draw:auto-grow-height="false" fo:min-height="0.75cm" fo:min-width="0.5cm"/>
      <style:paragraph-properties style:writing-mode="lr-tb"/>
    </style:style>
    <style:style style:name="gr3" style:family="graphic" style:parent-style-name="standard" style:list-style-name="L1">
      <style:graphic-properties svg:stroke-color="#333333" draw:fill-color="#ff8000" draw:opacity="55%" draw:textarea-horizontal-align="justify" draw:textarea-vertical-align="middle" draw:auto-grow-height="false" fo:min-height="0.75cm" fo:min-width="0.5cm"/>
      <style:paragraph-properties style:writing-mode="lr-tb"/>
    </style:style>
    <style:style style:name="gr4" style:family="graphic" style:parent-style-name="standard" style:list-style-name="L1">
      <style:graphic-properties svg:stroke-color="#333333" draw:fill-color="#ff8000" draw:opacity="50%" draw:textarea-horizontal-align="justify" draw:textarea-vertical-align="middle" draw:auto-grow-height="false" fo:min-height="0.75cm" fo:min-width="0.5cm"/>
      <style:paragraph-properties style:writing-mode="lr-tb"/>
    </style:style>
    <style:style style:name="gr5" style:family="graphic" style:parent-style-name="standard" style:list-style-name="L1">
      <style:graphic-properties svg:stroke-color="#333333" draw:fill-color="#ff8000" draw:opacity="50%" draw:textarea-horizontal-align="justify" draw:textarea-vertical-align="middle" draw:auto-grow-height="false" fo:min-height="0.75cm" fo:min-width="0.5cm"/>
      <style:paragraph-properties style:writing-mode="lr-tb"/>
    </style:style>
    <style:style style:name="gr6" style:family="graphic" style:parent-style-name="standard" style:list-style-name="L1">
      <style:graphic-properties svg:stroke-color="#333333" draw:fill-color="#ff8000" draw:opacity="75%" draw:textarea-horizontal-align="justify" draw:textarea-vertical-align="middle" draw:auto-grow-height="false" fo:min-height="0.75cm" fo:min-width="0.5cm"/>
      <style:paragraph-properties style:writing-mode="lr-tb"/>
    </style:style>
    <style:style style:name="gr7" style:family="graphic" style:parent-style-name="standard" style:list-style-name="L1">
      <style:graphic-properties svg:stroke-color="#333333" draw:fill-color="#ff8000" draw:opacity="65%" draw:textarea-horizontal-align="justify" draw:textarea-vertical-align="middle" draw:auto-grow-height="false" fo:min-height="0.75cm" fo:min-width="0.5cm"/>
      <style:paragraph-properties style:writing-mode="lr-tb"/>
    </style:style>
    <style:style style:name="gr8" style:family="graphic" style:parent-style-name="standard" style:list-style-name="L1">
      <style:graphic-properties svg:stroke-color="#333333" draw:fill-color="#ff8000" draw:opacity="95%" draw:textarea-horizontal-align="justify" draw:textarea-vertical-align="middle" draw:auto-grow-height="false" fo:min-height="0.75cm" fo:min-width="0.5cm"/>
      <style:paragraph-properties style:writing-mode="lr-tb"/>
    </style:style>
    <style:style style:name="gr9" style:family="graphic" style:parent-style-name="standard" style:list-style-name="L1">
      <style:graphic-properties svg:stroke-color="#333333" draw:fill-color="#ff8000" draw:opacity="100%" draw:textarea-horizontal-align="justify" draw:textarea-vertical-align="middle" draw:auto-grow-height="false" fo:min-height="0.75cm" fo:min-width="0.5cm"/>
      <style:paragraph-properties style:writing-mode="lr-tb"/>
    </style:style>
    <style:style style:name="gr10" style:family="graphic" style:parent-style-name="standard" style:list-style-name="L1">
      <style:graphic-properties svg:stroke-color="#333333" draw:fill-color="#ff8000" draw:opacity="80%" draw:textarea-horizontal-align="justify" draw:textarea-vertical-align="middle" draw:auto-grow-height="false" fo:min-height="0.75cm" fo:min-width="0.5cm"/>
      <style:paragraph-properties style:writing-mode="lr-tb"/>
    </style:style>
    <style:style style:name="gr11" style:family="graphic" style:parent-style-name="standard">
      <style:graphic-properties draw:stroke="none" svg:stroke-color="#333333" draw:fill="solid" draw:fill-color="#ffffff" draw:textarea-horizontal-align="justify" draw:textarea-vertical-align="middle" draw:auto-grow-height="false" fo:min-height="0.75cm" fo:min-width="1cm"/>
      <style:paragraph-properties style:writing-mode="lr-tb"/>
    </style:style>
    <style:style style:name="gr12" style:family="graphic" style:parent-style-name="standard">
      <style:graphic-properties draw:stroke="none" svg:stroke-color="#333333" draw:fill="none" draw:fill-color="#81d41a" draw:textarea-horizontal-align="justify" draw:textarea-vertical-align="top" draw:auto-grow-height="false" fo:min-height="0.75cm" fo:min-width="0.5cm"/>
      <style:paragraph-properties style:writing-mode="lr-tb"/>
    </style:style>
    <style:style style:name="gr13" style:family="graphic" style:parent-style-name="standard">
      <style:graphic-properties svg:stroke-color="#333333" draw:fill-color="#81d41a" draw:opacity="30%" draw:textarea-horizontal-align="justify" draw:textarea-vertical-align="middle" draw:auto-grow-height="false" fo:min-height="0.75cm" fo:min-width="0.5cm"/>
      <style:paragraph-properties style:writing-mode="lr-tb"/>
    </style:style>
    <style:style style:name="gr14" style:family="graphic" style:parent-style-name="standard" style:list-style-name="L1">
      <style:graphic-properties svg:stroke-color="#333333" draw:fill-color="#81d41a" draw:opacity="50%" draw:textarea-horizontal-align="justify" draw:textarea-vertical-align="middle" draw:auto-grow-height="false" fo:min-height="0.75cm" fo:min-width="0.5cm"/>
      <style:paragraph-properties style:writing-mode="lr-tb"/>
    </style:style>
    <style:style style:name="gr15" style:family="graphic" style:parent-style-name="standard" style:list-style-name="L1">
      <style:graphic-properties svg:stroke-color="#333333" draw:fill-color="#81d41a" draw:opacity="100%" draw:textarea-horizontal-align="justify" draw:textarea-vertical-align="middle" draw:auto-grow-height="false" fo:min-height="0.75cm" fo:min-width="0.5cm"/>
      <style:paragraph-properties style:writing-mode="lr-tb"/>
    </style:style>
    <style:style style:name="gr16" style:family="graphic" style:parent-style-name="standard">
      <style:graphic-properties draw:stroke="none" svg:stroke-color="#333333" draw:fill="solid" draw:fill-color="#ffffff" draw:textarea-horizontal-align="justify" draw:textarea-vertical-align="middle" draw:auto-grow-height="false" fo:min-height="0.75cm" fo:min-width="1.25cm"/>
      <style:paragraph-properties style:writing-mode="lr-tb"/>
    </style:style>
    <style:style style:name="gr17" style:family="graphic" style:parent-style-name="standard">
      <style:graphic-properties draw:stroke="none" svg:stroke-color="#333333" draw:fill="none" draw:fill-color="#ffffff" draw:textarea-horizontal-align="justify" draw:textarea-vertical-align="middle" draw:auto-grow-height="false" fo:min-height="0.749cm" fo:min-width="0.999cm"/>
      <style:paragraph-properties style:writing-mode="lr-tb"/>
    </style:style>
    <style:style style:name="gr18" style:family="graphic" style:parent-style-name="standard">
      <style:graphic-properties draw:stroke="none" svg:stroke-color="#333333" draw:fill="none" draw:fill-color="#ffffff" draw:textarea-horizontal-align="justify" draw:textarea-vertical-align="middle" draw:auto-grow-height="false" fo:min-height="0.749cm" fo:min-width="1cm"/>
      <style:paragraph-properties style:writing-mode="lr-tb"/>
    </style:style>
    <style:style style:name="gr19" style:family="graphic" style:parent-style-name="Objeto_20_sin_20_relleno_20_ni_20_línea">
      <style:graphic-properties draw:textarea-horizontal-align="center" draw:textarea-vertical-align="middle" draw:ole-draw-aspect="1" style:protect="siz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6cm" fo:min-width="0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86cm" fo:min-width="0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  <style:paragraph-properties style:writing-mode="lr-tb"/>
    </style:style>
    <style:style style:name="gr24" style:family="graphic" style:parent-style-name="standard">
      <style:graphic-properties draw:stroke="none" draw:fill-color="#dddddd" draw:opacity="100%" draw:opacity-name="Transparency_20_26" draw:textarea-vertical-align="middle"/>
    </style:style>
    <style:style style:name="gr25" style:family="graphic" style:parent-style-name="standard">
      <style:graphic-properties draw:stroke="none" svg:stroke-color="#333333" draw:fill="none" draw:fill-color="#ffffff" draw:textarea-horizontal-align="justify" draw:textarea-vertical-align="top" draw:auto-grow-height="false" fo:min-height="0.645cm" fo:min-width="0.57cm"/>
      <style:paragraph-properties style:writing-mode="lr-tb"/>
    </style:style>
    <style:style style:name="gr26" style:family="graphic" style:parent-style-name="standard">
      <style:graphic-properties draw:stroke="none" svg:stroke-color="#333333" draw:fill="none" draw:fill-color="#ffffff" draw:textarea-horizontal-align="justify" draw:textarea-vertical-align="top" draw:auto-grow-height="false" fo:min-height="0.518cm" fo:min-width="0.747cm"/>
      <style:paragraph-properties style:writing-mode="lr-tb"/>
    </style:style>
    <style:style style:name="gr27" style:family="graphic" style:parent-style-name="standard">
      <style:graphic-properties draw:stroke="none" svg:stroke-color="#333333" draw:fill="none" draw:fill-color="#ffffff" draw:textarea-horizontal-align="justify" draw:textarea-vertical-align="top" draw:auto-grow-height="false" fo:min-height="0.707cm" fo:min-width="0.5cm"/>
      <style:paragraph-properties style:writing-mode="lr-tb"/>
    </style:style>
    <style:style style:name="gr28" style:family="graphic" style:parent-style-name="standard">
      <style:graphic-properties draw:stroke="none" svg:stroke-color="#333333" draw:fill="none" draw:fill-color="#ffffff" draw:textarea-horizontal-align="justify" draw:textarea-vertical-align="top" draw:auto-grow-height="false" fo:min-height="0.708cm" fo:min-width="0.5cm"/>
      <style:paragraph-properties style:writing-mode="lr-tb"/>
    </style:style>
    <style:style style:name="gr29" style:family="graphic" style:parent-style-name="standard" style:list-style-name="L1">
      <style:graphic-properties svg:stroke-color="#333333" draw:fill-color="#ff8000" draw:opacity="75%" draw:textarea-horizontal-align="justify" draw:textarea-vertical-align="middle" draw:auto-grow-height="false" fo:min-height="0.646cm" fo:min-width="0.57cm"/>
      <style:paragraph-properties style:writing-mode="lr-tb"/>
    </style:style>
    <style:style style:name="gr30" style:family="graphic" style:parent-style-name="standard" style:list-style-name="L1">
      <style:graphic-properties svg:stroke-color="#333333" draw:fill-color="#ff8000" draw:opacity="55%" draw:textarea-horizontal-align="justify" draw:textarea-vertical-align="middle" draw:auto-grow-height="false" fo:min-height="0.646cm" fo:min-width="0.57cm"/>
      <style:paragraph-properties style:writing-mode="lr-tb"/>
    </style:style>
    <style:style style:name="gr31" style:family="graphic" style:parent-style-name="standard" style:list-style-name="L1">
      <style:graphic-properties svg:stroke-color="#333333" draw:fill-color="#ff8000" draw:opacity="50%" draw:textarea-horizontal-align="justify" draw:textarea-vertical-align="middle" draw:auto-grow-height="false" fo:min-height="0.646cm" fo:min-width="0.57cm"/>
      <style:paragraph-properties style:writing-mode="lr-tb"/>
    </style:style>
    <style:style style:name="gr32" style:family="graphic" style:parent-style-name="standard" style:list-style-name="L1">
      <style:graphic-properties svg:stroke-color="#333333" draw:fill-color="#ff8000" draw:opacity="50%" draw:textarea-horizontal-align="justify" draw:textarea-vertical-align="middle" draw:auto-grow-height="false" fo:min-height="0.646cm" fo:min-width="0.57cm"/>
      <style:paragraph-properties style:writing-mode="lr-tb"/>
    </style:style>
    <style:style style:name="gr33" style:family="graphic" style:parent-style-name="standard" style:list-style-name="L1">
      <style:graphic-properties svg:stroke-color="#333333" draw:fill-color="#ff8000" draw:opacity="75%" draw:textarea-horizontal-align="justify" draw:textarea-vertical-align="middle" draw:auto-grow-height="false" fo:min-height="0.646cm" fo:min-width="0.57cm"/>
      <style:paragraph-properties style:writing-mode="lr-tb"/>
    </style:style>
    <style:style style:name="gr34" style:family="graphic" style:parent-style-name="standard" style:list-style-name="L1">
      <style:graphic-properties svg:stroke-color="#333333" draw:fill-color="#ff8000" draw:opacity="65%" draw:textarea-horizontal-align="justify" draw:textarea-vertical-align="middle" draw:auto-grow-height="false" fo:min-height="0.646cm" fo:min-width="0.57cm"/>
      <style:paragraph-properties style:writing-mode="lr-tb"/>
    </style:style>
    <style:style style:name="gr35" style:family="graphic" style:parent-style-name="standard" style:list-style-name="L1">
      <style:graphic-properties svg:stroke-color="#333333" draw:fill-color="#ff8000" draw:opacity="95%" draw:textarea-horizontal-align="justify" draw:textarea-vertical-align="middle" draw:auto-grow-height="false" fo:min-height="0.645cm" fo:min-width="0.569cm"/>
      <style:paragraph-properties style:writing-mode="lr-tb"/>
    </style:style>
    <style:style style:name="gr36" style:family="graphic" style:parent-style-name="standard" style:list-style-name="L1">
      <style:graphic-properties svg:stroke-color="#333333" draw:fill-color="#ff8000" draw:opacity="100%" draw:textarea-horizontal-align="justify" draw:textarea-vertical-align="middle" draw:auto-grow-height="false" fo:min-height="0.645cm" fo:min-width="0.569cm"/>
      <style:paragraph-properties style:writing-mode="lr-tb"/>
    </style:style>
    <style:style style:name="gr37" style:family="graphic" style:parent-style-name="standard" style:list-style-name="L1">
      <style:graphic-properties svg:stroke-color="#333333" draw:fill-color="#ff8000" draw:opacity="80%" draw:textarea-horizontal-align="justify" draw:textarea-vertical-align="middle" draw:auto-grow-height="false" fo:min-height="0.645cm" fo:min-width="0.569cm"/>
      <style:paragraph-properties style:writing-mode="lr-tb"/>
    </style:style>
    <style:style style:name="gr38" style:family="graphic" style:parent-style-name="standard">
      <style:graphic-properties svg:stroke-color="#333333" draw:fill-color="#81d41a" draw:opacity="30%" draw:textarea-horizontal-align="justify" draw:textarea-vertical-align="middle" draw:auto-grow-height="false" fo:min-height="0.646cm" fo:min-width="0.57cm"/>
      <style:paragraph-properties style:writing-mode="lr-tb"/>
    </style:style>
    <style:style style:name="gr39" style:family="graphic" style:parent-style-name="standard" style:list-style-name="L1">
      <style:graphic-properties svg:stroke-color="#333333" draw:fill-color="#81d41a" draw:opacity="50%" draw:textarea-horizontal-align="justify" draw:textarea-vertical-align="middle" draw:auto-grow-height="false" fo:min-height="0.646cm" fo:min-width="0.57cm"/>
      <style:paragraph-properties style:writing-mode="lr-tb"/>
    </style:style>
    <style:style style:name="gr40" style:family="graphic" style:parent-style-name="standard" style:list-style-name="L1">
      <style:graphic-properties svg:stroke-color="#333333" draw:fill-color="#81d41a" draw:opacity="100%" draw:textarea-horizontal-align="justify" draw:textarea-vertical-align="middle" draw:auto-grow-height="false" fo:min-height="0.645cm" fo:min-width="0.569cm"/>
      <style:paragraph-properties style:writing-mode="lr-tb"/>
    </style:style>
    <style:style style:name="gr41" style:family="graphic" style:parent-style-name="standard">
      <style:graphic-properties draw:stroke="none" svg:stroke-color="#333333" draw:fill="none" draw:fill-color="#ffffff" draw:textarea-horizontal-align="justify" draw:textarea-vertical-align="top" draw:auto-grow-height="false" fo:min-height="0.696cm" fo:min-width="0.511cm"/>
      <style:paragraph-properties style:writing-mode="lr-tb"/>
    </style:style>
    <style:style style:name="gr42" style:family="graphic" style:parent-style-name="standard">
      <style:graphic-properties draw:stroke="none" svg:stroke-color="#333333" draw:fill="none" draw:fill-color="#ffffff" draw:textarea-horizontal-align="justify" draw:textarea-vertical-align="top" draw:auto-grow-height="false" fo:min-height="0.576cm" fo:min-width="0.658cm"/>
      <style:paragraph-properties style:writing-mode="lr-tb"/>
    </style:style>
    <style:style style:name="gr43" style:family="graphic" style:parent-style-name="standard" style:list-style-name="L1">
      <style:graphic-properties svg:stroke-color="#333333" draw:fill-color="#ff8000" draw:opacity="75%" draw:textarea-horizontal-align="justify" draw:textarea-vertical-align="middle" draw:auto-grow-height="false" fo:min-height="0.697cm" fo:min-width="0.512cm"/>
      <style:paragraph-properties style:writing-mode="lr-tb"/>
    </style:style>
    <style:style style:name="gr44" style:family="graphic" style:parent-style-name="standard" style:list-style-name="L1">
      <style:graphic-properties svg:stroke-color="#333333" draw:fill-color="#ff8000" draw:opacity="55%" draw:textarea-horizontal-align="justify" draw:textarea-vertical-align="middle" draw:auto-grow-height="false" fo:min-height="0.697cm" fo:min-width="0.512cm"/>
      <style:paragraph-properties style:writing-mode="lr-tb"/>
    </style:style>
    <style:style style:name="gr45" style:family="graphic" style:parent-style-name="standard" style:list-style-name="L1">
      <style:graphic-properties svg:stroke-color="#333333" draw:fill-color="#ff8000" draw:opacity="50%" draw:textarea-horizontal-align="justify" draw:textarea-vertical-align="middle" draw:auto-grow-height="false" fo:min-height="0.697cm" fo:min-width="0.512cm"/>
      <style:paragraph-properties style:writing-mode="lr-tb"/>
    </style:style>
    <style:style style:name="gr46" style:family="graphic" style:parent-style-name="standard" style:list-style-name="L1">
      <style:graphic-properties svg:stroke-color="#333333" draw:fill-color="#ff8000" draw:opacity="50%" draw:textarea-horizontal-align="justify" draw:textarea-vertical-align="middle" draw:auto-grow-height="false" fo:min-height="0.697cm" fo:min-width="0.512cm"/>
      <style:paragraph-properties style:writing-mode="lr-tb"/>
    </style:style>
    <style:style style:name="gr47" style:family="graphic" style:parent-style-name="standard" style:list-style-name="L1">
      <style:graphic-properties svg:stroke-color="#333333" draw:fill-color="#ff8000" draw:opacity="75%" draw:textarea-horizontal-align="justify" draw:textarea-vertical-align="middle" draw:auto-grow-height="false" fo:min-height="0.697cm" fo:min-width="0.512cm"/>
      <style:paragraph-properties style:writing-mode="lr-tb"/>
    </style:style>
    <style:style style:name="gr48" style:family="graphic" style:parent-style-name="standard" style:list-style-name="L1">
      <style:graphic-properties svg:stroke-color="#333333" draw:fill-color="#ff8000" draw:opacity="65%" draw:textarea-horizontal-align="justify" draw:textarea-vertical-align="middle" draw:auto-grow-height="false" fo:min-height="0.697cm" fo:min-width="0.512cm"/>
      <style:paragraph-properties style:writing-mode="lr-tb"/>
    </style:style>
    <style:style style:name="gr49" style:family="graphic" style:parent-style-name="standard" style:list-style-name="L1">
      <style:graphic-properties svg:stroke-color="#333333" draw:fill-color="#ff8000" draw:opacity="95%" draw:textarea-horizontal-align="justify" draw:textarea-vertical-align="middle" draw:auto-grow-height="false" fo:min-height="0.696cm" fo:min-width="0.511cm"/>
      <style:paragraph-properties style:writing-mode="lr-tb"/>
    </style:style>
    <style:style style:name="gr50" style:family="graphic" style:parent-style-name="standard" style:list-style-name="L1">
      <style:graphic-properties svg:stroke-color="#333333" draw:fill-color="#ff8000" draw:opacity="100%" draw:textarea-horizontal-align="justify" draw:textarea-vertical-align="middle" draw:auto-grow-height="false" fo:min-height="0.696cm" fo:min-width="0.511cm"/>
      <style:paragraph-properties style:writing-mode="lr-tb"/>
    </style:style>
    <style:style style:name="gr51" style:family="graphic" style:parent-style-name="standard" style:list-style-name="L1">
      <style:graphic-properties svg:stroke-color="#333333" draw:fill-color="#ff8000" draw:opacity="80%" draw:textarea-horizontal-align="justify" draw:textarea-vertical-align="middle" draw:auto-grow-height="false" fo:min-height="0.696cm" fo:min-width="0.511cm"/>
      <style:paragraph-properties style:writing-mode="lr-tb"/>
    </style:style>
    <style:style style:name="gr52" style:family="graphic" style:parent-style-name="standard">
      <style:graphic-properties draw:stroke="none" svg:stroke-color="#333333" draw:fill="none" draw:fill-color="#ffffff" draw:textarea-horizontal-align="justify" draw:textarea-vertical-align="middle" draw:auto-grow-height="false" fo:min-height="0.697cm" fo:min-width="1.016cm"/>
      <style:paragraph-properties style:writing-mode="lr-tb"/>
    </style:style>
    <style:style style:name="gr53" style:family="graphic" style:parent-style-name="standard">
      <style:graphic-properties svg:stroke-color="#333333" draw:fill-color="#81d41a" draw:opacity="30%" draw:textarea-horizontal-align="justify" draw:textarea-vertical-align="middle" draw:auto-grow-height="false" fo:min-height="0.697cm" fo:min-width="0.512cm"/>
      <style:paragraph-properties style:writing-mode="lr-tb"/>
    </style:style>
    <style:style style:name="gr54" style:family="graphic" style:parent-style-name="standard" style:list-style-name="L1">
      <style:graphic-properties svg:stroke-color="#333333" draw:fill-color="#81d41a" draw:opacity="50%" draw:textarea-horizontal-align="justify" draw:textarea-vertical-align="middle" draw:auto-grow-height="false" fo:min-height="0.697cm" fo:min-width="0.512cm"/>
      <style:paragraph-properties style:writing-mode="lr-tb"/>
    </style:style>
    <style:style style:name="gr55" style:family="graphic" style:parent-style-name="standard" style:list-style-name="L1">
      <style:graphic-properties svg:stroke-color="#333333" draw:fill-color="#81d41a" draw:opacity="100%" draw:textarea-horizontal-align="justify" draw:textarea-vertical-align="middle" draw:auto-grow-height="false" fo:min-height="0.696cm" fo:min-width="0.511cm"/>
      <style:paragraph-properties style:writing-mode="lr-tb"/>
    </style:style>
    <style:style style:name="gr56" style:family="graphic" style:parent-style-name="standard">
      <style:graphic-properties draw:stroke="none" svg:stroke-color="#333333" draw:fill="none" draw:fill-color="#ffffff" draw:textarea-horizontal-align="justify" draw:textarea-vertical-align="middle" draw:auto-grow-height="false" fo:min-height="0.697cm" fo:min-width="1.27cm"/>
      <style:paragraph-properties style:writing-mode="lr-tb"/>
    </style:style>
    <style:style style:name="gr57" style:family="graphic" style:parent-style-name="standard">
      <style:graphic-properties draw:stroke="none" svg:stroke-color="#333333" draw:fill="none" draw:fill-color="#ffffff" draw:textarea-horizontal-align="justify" draw:textarea-vertical-align="middle" draw:auto-grow-height="false" fo:min-height="0.696cm" fo:min-width="1.015cm"/>
      <style:paragraph-properties style:writing-mode="lr-tb"/>
    </style:style>
    <style:style style:name="gr58" style:family="graphic" style:parent-style-name="standard">
      <style:graphic-properties draw:stroke="none" svg:stroke-color="#333333" draw:fill="none" draw:fill-color="#ffffff" draw:textarea-horizontal-align="justify" draw:textarea-vertical-align="middle" draw:auto-grow-height="false" fo:min-height="0.696cm" fo:min-width="1.018cm"/>
      <style:paragraph-properties style:writing-mode="lr-tb"/>
    </style:style>
    <style:style style:name="gr59" style:family="graphic" style:parent-style-name="standard" style:list-style-name="L1">
      <style:graphic-properties svg:stroke-color="#333333" draw:fill-color="#ff8000" draw:opacity="75%" draw:textarea-horizontal-align="justify" draw:textarea-vertical-align="middle" draw:auto-grow-height="false" fo:min-height="0.646cm" fo:min-width="0.57cm"/>
      <style:paragraph-properties style:writing-mode="lr-tb"/>
    </style:style>
    <style:style style:name="gr60" style:family="graphic" style:parent-style-name="standard" style:list-style-name="L1">
      <style:graphic-properties svg:stroke-color="#333333" draw:fill-color="#ff8000" draw:opacity="55%" draw:textarea-horizontal-align="justify" draw:textarea-vertical-align="middle" draw:auto-grow-height="false" fo:min-height="0.646cm" fo:min-width="0.57cm"/>
      <style:paragraph-properties style:writing-mode="lr-tb"/>
    </style:style>
    <style:style style:name="gr61" style:family="graphic" style:parent-style-name="standard" style:list-style-name="L1">
      <style:graphic-properties svg:stroke-color="#333333" draw:fill-color="#ff8000" draw:opacity="50%" draw:textarea-horizontal-align="justify" draw:textarea-vertical-align="middle" draw:auto-grow-height="false" fo:min-height="0.646cm" fo:min-width="0.57cm"/>
      <style:paragraph-properties style:writing-mode="lr-tb"/>
    </style:style>
    <style:style style:name="gr62" style:family="graphic" style:parent-style-name="standard" style:list-style-name="L1">
      <style:graphic-properties svg:stroke-color="#333333" draw:fill-color="#ff8000" draw:opacity="50%" draw:textarea-horizontal-align="justify" draw:textarea-vertical-align="middle" draw:auto-grow-height="false" fo:min-height="0.646cm" fo:min-width="0.57cm"/>
      <style:paragraph-properties style:writing-mode="lr-tb"/>
    </style:style>
    <style:style style:name="gr63" style:family="graphic" style:parent-style-name="standard" style:list-style-name="L1">
      <style:graphic-properties svg:stroke-color="#333333" draw:fill-color="#ff8000" draw:opacity="75%" draw:textarea-horizontal-align="justify" draw:textarea-vertical-align="middle" draw:auto-grow-height="false" fo:min-height="0.646cm" fo:min-width="0.57cm"/>
      <style:paragraph-properties style:writing-mode="lr-tb"/>
    </style:style>
    <style:style style:name="gr64" style:family="graphic" style:parent-style-name="standard" style:list-style-name="L1">
      <style:graphic-properties svg:stroke-color="#333333" draw:fill-color="#ff8000" draw:opacity="65%" draw:textarea-horizontal-align="justify" draw:textarea-vertical-align="middle" draw:auto-grow-height="false" fo:min-height="0.646cm" fo:min-width="0.57cm"/>
      <style:paragraph-properties style:writing-mode="lr-tb"/>
    </style:style>
    <style:style style:name="gr65" style:family="graphic" style:parent-style-name="standard" style:list-style-name="L1">
      <style:graphic-properties svg:stroke-color="#333333" draw:fill-color="#ff8000" draw:opacity="95%" draw:textarea-horizontal-align="justify" draw:textarea-vertical-align="middle" draw:auto-grow-height="false" fo:min-height="0.645cm" fo:min-width="0.569cm"/>
      <style:paragraph-properties style:writing-mode="lr-tb"/>
    </style:style>
    <style:style style:name="gr66" style:family="graphic" style:parent-style-name="standard" style:list-style-name="L1">
      <style:graphic-properties svg:stroke-color="#333333" draw:fill-color="#ff8000" draw:opacity="100%" draw:textarea-horizontal-align="justify" draw:textarea-vertical-align="middle" draw:auto-grow-height="false" fo:min-height="0.645cm" fo:min-width="0.569cm"/>
      <style:paragraph-properties style:writing-mode="lr-tb"/>
    </style:style>
    <style:style style:name="gr67" style:family="graphic" style:parent-style-name="standard" style:list-style-name="L1">
      <style:graphic-properties svg:stroke-color="#333333" draw:fill-color="#ff8000" draw:opacity="80%" draw:textarea-horizontal-align="justify" draw:textarea-vertical-align="middle" draw:auto-grow-height="false" fo:min-height="0.645cm" fo:min-width="0.569cm"/>
      <style:paragraph-properties style:writing-mode="lr-tb"/>
    </style:style>
    <style:style style:name="gr68" style:family="graphic" style:parent-style-name="standard" style:list-style-name="L1">
      <style:graphic-properties svg:stroke-color="#333333" draw:fill-color="#81d41a" draw:opacity="50%" draw:textarea-horizontal-align="justify" draw:textarea-vertical-align="middle" draw:auto-grow-height="false" fo:min-height="0.646cm" fo:min-width="0.57cm"/>
      <style:paragraph-properties style:writing-mode="lr-tb"/>
    </style:style>
    <style:style style:name="gr69" style:family="graphic" style:parent-style-name="standard" style:list-style-name="L1">
      <style:graphic-properties svg:stroke-color="#333333" draw:fill-color="#81d41a" draw:opacity="100%" draw:textarea-horizontal-align="justify" draw:textarea-vertical-align="middle" draw:auto-grow-height="false" fo:min-height="0.645cm" fo:min-width="0.569cm"/>
      <style:paragraph-properties style:writing-mode="lr-tb"/>
    </style:style>
    <style:style style:name="gr70" style:family="graphic" style:parent-style-name="standard">
      <style:graphic-properties draw:stroke="none" draw:fill="solid" draw:fill-color="#ffffff" draw:opacity="60%" draw:textarea-horizontal-align="justify" draw:textarea-vertical-align="middle" draw:auto-grow-height="false" fo:min-height="8.75cm" fo:min-width="8.5cm"/>
    </style:style>
    <style:style style:name="P1" style:family="paragraph">
      <style:paragraph-properties fo:margin-left="0cm" fo:margin-right="0cm" fo:text-align="center" fo:text-indent="0cm" style:writing-mode="lr-tb"/>
      <style:text-properties fo:color="#000000" loext:opacity="100%" fo:font-size="9pt" fo:font-weight="normal"/>
    </style:style>
    <style:style style:name="P2" style:family="paragraph">
      <loext:graphic-properties draw:fill="solid" draw:fill-color="#ffffff"/>
      <style:paragraph-properties fo:margin-left="0cm" fo:margin-right="0cm" fo:text-align="center" fo:text-indent="0cm" style:writing-mode="lr-tb"/>
      <style:text-properties fo:color="#000000" loext:opacity="100%" fo:font-size="9pt" fo:font-weight="normal" style:font-size-asian="36pt" style:font-size-complex="36pt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fo:color="#000000" loext:opacity="100%" fo:font-size="9pt" fo:font-weight="normal"/>
    </style:style>
    <style:style style:name="P4" style:family="paragraph">
      <loext:graphic-properties draw:fill-color="#ff8000" draw:opacity="75%"/>
      <style:paragraph-properties fo:margin-left="0cm" fo:margin-right="0cm" fo:margin-top="0cm" fo:margin-bottom="0cm" fo:line-height="100%" fo:text-align="center" fo:text-indent="0cm"/>
      <style:text-properties fo:color="#000000" loext:opacity="100%" fo:font-size="9pt" fo:font-weight="normal"/>
    </style:style>
    <style:style style:name="P5" style:family="paragraph">
      <loext:graphic-properties draw:fill-color="#ff8000" draw:opacity="55%"/>
      <style:paragraph-properties fo:margin-left="0cm" fo:margin-right="0cm" fo:margin-top="0cm" fo:margin-bottom="0cm" fo:line-height="100%" fo:text-align="center" fo:text-indent="0cm"/>
      <style:text-properties fo:color="#000000" loext:opacity="100%" fo:font-size="9pt" fo:font-weight="normal"/>
    </style:style>
    <style:style style:name="P6" style:family="paragraph">
      <loext:graphic-properties draw:fill-color="#ff8000" draw:opacity="50%"/>
      <style:paragraph-properties fo:margin-left="0cm" fo:margin-right="0cm" fo:margin-top="0cm" fo:margin-bottom="0cm" fo:line-height="100%" fo:text-align="center" fo:text-indent="0cm"/>
      <style:text-properties fo:color="#000000" loext:opacity="100%" fo:font-size="9pt" fo:font-weight="normal"/>
    </style:style>
    <style:style style:name="P7" style:family="paragraph">
      <loext:graphic-properties draw:fill-color="#ff8000" draw:opacity="65%"/>
      <style:paragraph-properties fo:margin-left="0cm" fo:margin-right="0cm" fo:margin-top="0cm" fo:margin-bottom="0cm" fo:line-height="100%" fo:text-align="center" fo:text-indent="0cm"/>
      <style:text-properties fo:color="#000000" loext:opacity="100%" fo:font-size="9pt" fo:font-weight="normal"/>
    </style:style>
    <style:style style:name="P8" style:family="paragraph">
      <loext:graphic-properties draw:fill-color="#ff8000" draw:opacity="95%"/>
      <style:paragraph-properties fo:margin-left="0cm" fo:margin-right="0cm" fo:margin-top="0cm" fo:margin-bottom="0cm" fo:line-height="100%" fo:text-align="center" fo:text-indent="0cm"/>
      <style:text-properties fo:color="#000000" loext:opacity="100%" fo:font-size="9pt" fo:font-weight="normal"/>
    </style:style>
    <style:style style:name="P9" style:family="paragraph">
      <loext:graphic-properties draw:fill-color="#ff8000" draw:opacity="100%"/>
      <style:paragraph-properties fo:margin-left="0cm" fo:margin-right="0cm" fo:margin-top="0cm" fo:margin-bottom="0cm" fo:line-height="100%" fo:text-align="center" fo:text-indent="0cm"/>
      <style:text-properties fo:color="#000000" loext:opacity="100%" fo:font-size="9pt" fo:font-weight="normal"/>
    </style:style>
    <style:style style:name="P10" style:family="paragraph">
      <loext:graphic-properties draw:fill-color="#ff8000" draw:opacity="80%"/>
      <style:paragraph-properties fo:margin-left="0cm" fo:margin-right="0cm" fo:margin-top="0cm" fo:margin-bottom="0cm" fo:line-height="100%" fo:text-align="center" fo:text-indent="0cm"/>
      <style:text-properties fo:color="#000000" loext:opacity="100%" fo:font-size="9pt" fo:font-weight="normal"/>
    </style:style>
    <style:style style:name="P11" style:family="paragraph">
      <style:paragraph-properties fo:text-align="center" style:writing-mode="lr-tb"/>
      <style:text-properties fo:color="#333333" loext:opacity="100%" fo:font-weight="normal"/>
    </style:style>
    <style:style style:name="P12" style:family="paragraph">
      <loext:graphic-properties draw:fill="solid" draw:fill-color="#ffffff"/>
      <style:paragraph-properties fo:text-align="center" style:writing-mode="lr-tb"/>
      <style:text-properties fo:color="#333333" loext:opacity="100%" fo:font-size="14pt" fo:font-weight="normal" style:font-size-asian="14pt" style:font-size-complex="14pt"/>
    </style:style>
    <style:style style:name="P13" style:family="paragraph">
      <loext:graphic-properties draw:fill="none" draw:fill-color="#81d41a"/>
      <style:paragraph-properties fo:margin-left="0cm" fo:margin-right="0cm" fo:text-align="center" fo:text-indent="0cm" style:writing-mode="lr-tb"/>
      <style:text-properties fo:color="#000000" loext:opacity="100%" fo:font-size="9pt" fo:font-weight="normal" style:font-size-asian="36pt" style:font-size-complex="36pt"/>
    </style:style>
    <style:style style:name="P14" style:family="paragraph">
      <style:paragraph-properties fo:text-align="center"/>
      <style:text-properties fo:color="#000000" loext:opacity="100%" fo:font-size="9pt" fo:font-weight="normal"/>
    </style:style>
    <style:style style:name="P15" style:family="paragraph">
      <loext:graphic-properties draw:fill-color="#81d41a" draw:opacity="30%"/>
      <style:paragraph-properties fo:text-align="center"/>
      <style:text-properties fo:color="#000000" loext:opacity="100%" fo:font-size="9pt" fo:font-weight="normal" style:font-size-asian="9pt" style:font-size-complex="9pt"/>
    </style:style>
    <style:style style:name="P16" style:family="paragraph">
      <loext:graphic-properties draw:fill-color="#81d41a" draw:opacity="50%"/>
      <style:paragraph-properties fo:margin-left="0cm" fo:margin-right="0cm" fo:margin-top="0cm" fo:margin-bottom="0cm" fo:line-height="100%" fo:text-align="center" fo:text-indent="0cm"/>
      <style:text-properties fo:color="#000000" loext:opacity="100%" fo:font-size="9pt" fo:font-weight="normal"/>
    </style:style>
    <style:style style:name="P17" style:family="paragraph">
      <loext:graphic-properties draw:fill-color="#81d41a" draw:opacity="100%"/>
      <style:paragraph-properties fo:margin-left="0cm" fo:margin-right="0cm" fo:margin-top="0cm" fo:margin-bottom="0cm" fo:line-height="100%" fo:text-align="center" fo:text-indent="0cm"/>
      <style:text-properties fo:color="#000000" loext:opacity="100%" fo:font-size="9pt" fo:font-weight="normal"/>
    </style:style>
    <style:style style:name="P18" style:family="paragraph">
      <style:paragraph-properties fo:text-align="center" style:writing-mode="lr-tb"/>
      <style:text-properties fo:color="#333333" loext:opacity="100%" fo:font-style="italic" fo:font-weight="normal" style:font-style-asian="italic" style:font-style-complex="italic"/>
    </style:style>
    <style:style style:name="P19" style:family="paragraph">
      <loext:graphic-properties draw:fill="solid" draw:fill-color="#ffffff"/>
      <style:paragraph-properties fo:text-align="center" style:writing-mode="lr-tb"/>
      <style:text-properties fo:color="#333333" loext:opacity="100%" fo:font-size="14pt" fo:font-style="italic" fo:font-weight="normal" style:font-size-asian="14pt" style:font-style-asian="italic" style:font-size-complex="14pt" style:font-style-complex="italic"/>
    </style:style>
    <style:style style:name="P20" style:family="paragraph">
      <loext:graphic-properties draw:fill="none" draw:fill-color="#ffffff"/>
      <style:paragraph-properties fo:text-align="center" style:writing-mode="lr-tb"/>
      <style:text-properties fo:color="#333333" loext:opacity="100%" fo:font-size="14pt" fo:font-weight="normal" style:font-size-asian="14pt" style:font-size-complex="14pt"/>
    </style:style>
    <style:style style:name="P21" style:family="paragraph">
      <style:paragraph-properties fo:text-align="center"/>
    </style:style>
    <style:style style:name="P22" style:family="paragraph">
      <style:paragraph-properties fo:text-align="center"/>
      <style:text-properties fo:color="#666666" loext:opacity="100%" style:font-name="Cambria Math"/>
    </style:style>
    <style:style style:name="P23" style:family="paragraph">
      <loext:graphic-properties draw:fill="none" draw:fill-color="#ffffff"/>
      <style:paragraph-properties fo:text-align="center"/>
      <style:text-properties fo:color="#666666" loext:opacity="100%" style:font-name="Cambria Math"/>
    </style:style>
    <style:style style:name="P24" style:family="paragraph">
      <loext:graphic-properties draw:fill-color="#dddddd" draw:opacity="100%" draw:opacity-name="Transparency_20_26"/>
      <style:paragraph-properties fo:text-align="center"/>
    </style:style>
    <style:style style:name="P25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color="#000000" loext:opacity="100%" fo:font-size="9pt" fo:font-weight="normal" style:font-size-asian="36pt" style:font-size-complex="36pt"/>
    </style:style>
    <style:style style:name="P26" style:family="paragraph">
      <loext:graphic-properties draw:fill="none" draw:fill-color="#ffffff"/>
      <style:paragraph-properties fo:text-align="center" style:writing-mode="lr-tb"/>
      <style:text-properties fo:color="#333333" loext:opacity="100%" fo:font-size="14pt" fo:font-style="italic" fo:font-weight="normal" style:font-size-asian="14pt" style:font-style-asian="italic" style:font-size-complex="14pt" style:font-style-complex="italic"/>
    </style:style>
    <style:style style:name="P27" style:family="paragraph">
      <loext:graphic-properties draw:fill="solid" draw:fill-color="#ffffff" draw:opacity="60%"/>
      <style:paragraph-properties fo:text-align="center"/>
    </style:style>
    <style:style style:name="T1" style:family="text">
      <style:text-properties fo:font-size="16pt" style:font-size-asian="36pt" style:font-size-complex="36pt"/>
    </style:style>
    <style:style style:name="T2" style:family="text">
      <style:text-properties fo:font-size="9pt" fo:font-weight="normal" style:font-size-asian="9pt" style:font-size-complex="9pt"/>
    </style:style>
    <style:style style:name="T3" style:family="text">
      <style:text-properties style:text-position="-8% 58%" fo:font-size="9pt" fo:font-weight="normal" style:font-size-asian="9pt" style:font-size-complex="9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style:text-position="-8% 58%" fo:font-size="14pt" style:font-size-asian="14pt" style:font-size-complex="14pt"/>
    </style:style>
    <style:style style:name="T6" style:family="text">
      <style:text-properties style:font-size-asian="9pt" style:font-size-complex="9pt"/>
    </style:style>
    <style:style style:name="T7" style:family="text">
      <style:text-properties style:text-position="-8% 58%" style:font-size-asian="9pt" style:font-size-complex="9pt"/>
    </style:style>
    <style:style style:name="T8" style:family="text">
      <style:text-properties fo:font-size="14pt" fo:font-style="italic" style:font-size-asian="14pt" style:font-style-asian="italic" style:font-size-complex="14pt" style:font-style-complex="italic"/>
    </style:style>
    <style:style style:name="T9" style:family="text">
      <style:text-properties style:text-position="0% 100%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draw:layer="layout" svg:width="1cm" svg:height="1cm" svg:x="5.111cm" svg:y="5.3cm">
          <text:p text:style-name="P1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5.111cm" svg:y="6.3cm">
          <text:p text:style-name="P1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draw:transform="rotate (2.35619449019234) translate (5.611cm 8.507cm)">
          <text:p text:style-name="P1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draw:transform="rotate (1.5707963267949) translate (4.111cm 8.3cm)">
          <text:p text:style-name="P1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draw:transform="rotate (1.5707963267949) translate (3.111cm 8.3cm)">
          <text:p text:style-name="P1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draw:transform="rotate (1.5707963267949) translate (6.111cm 8.3cm)">
          <text:p text:style-name="P1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5.111cm" svg:y="8.3cm">
          <text:p text:style-name="P1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3.111cm" svg:y="5.3cm">
          <text:p text:style-name="P3"><text:span text:style-name="T2">C</text:span><text:span text:style-name="T3">11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cm" svg:height="1cm" svg:x="3.111cm" svg:y="8.3cm">
          <text:p text:style-name="P3"><text:span text:style-name="T2">C</text:span><text:span text:style-name="T3">K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1cm" svg:height="1cm" svg:x="3.111cm" svg:y="6.3cm">
          <text:p text:style-name="P3"><text:span text:style-name="T2">C</text:span><text:span text:style-name="T3">21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cm" svg:height="1cm" svg:x="6.111cm" svg:y="5.3cm">
          <text:p text:style-name="P3"><text:span text:style-name="T2">C</text:span><text:span text:style-name="T3">1L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cm" svg:height="1cm" svg:x="6.111cm" svg:y="8.3cm">
          <text:p text:style-name="P3"><text:span text:style-name="T2">C</text:span><text:span text:style-name="T3">KL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cm" svg:height="1cm" svg:x="6.111cm" svg:y="6.3cm">
          <text:p text:style-name="P3"><text:span text:style-name="T2">C</text:span><text:span text:style-name="T3">2L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cm" svg:height="1cm" svg:x="4.111cm" svg:y="5.3cm">
          <text:p text:style-name="P3"><text:span text:style-name="T2">C</text:span><text:span text:style-name="T3">12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1cm" svg:height="1cm" svg:x="4.111cm" svg:y="8.3cm">
          <text:p text:style-name="P3"><text:span text:style-name="T2">C</text:span><text:span text:style-name="T3">K2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1cm" svg:height="1cm" svg:x="4.111cm" svg:y="6.3cm">
          <text:p text:style-name="P3"><text:span text:style-name="T2">C</text:span><text:span text:style-name="T3">22</text:span>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1.5cm" svg:height="1cm" svg:x="1.611cm" svg:y="5.3cm">
          <text:p text:style-name="P11"><text:span text:style-name="T4">pol</text:span><text:span text:style-name="T5">1</text:span></text:p>
          <draw:enhanced-geometry svg:viewBox="0 0 21600 21600" draw:type="rectangle" draw:enhanced-path="M 0 0 L 21600 0 21600 21600 0 21600 0 0 Z N"/>
        </draw:custom-shape>
        <draw:custom-shape draw:style-name="gr12" draw:text-style-name="P13" draw:layer="layout" svg:width="1cm" svg:height="1cm" svg:x="5.111cm" svg:y="4.1cm">
          <text:p text:style-name="P1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1cm" svg:height="1cm" svg:x="3.111cm" svg:y="4.1cm">
          <text:p text:style-name="P14"><text:span text:style-name="T6">C</text:span><text:span text:style-name="T7">A1</text:span></text:p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1cm" svg:height="1cm" svg:x="6.111cm" svg:y="4.1cm">
          <text:p text:style-name="P3"><text:span text:style-name="T2">C</text:span><text:span text:style-name="T3">AL</text:span></text:p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1cm" svg:height="1cm" svg:x="4.111cm" svg:y="4.1cm">
          <text:p text:style-name="P3"><text:span text:style-name="T2">C</text:span><text:span text:style-name="T3">A2</text:span></text:p>
          <draw:enhanced-geometry svg:viewBox="0 0 21600 21600" draw:type="rectangle" draw:enhanced-path="M 0 0 L 21600 0 21600 21600 0 21600 0 0 Z N"/>
        </draw:custom-shape>
        <draw:custom-shape draw:style-name="gr16" draw:text-style-name="P19" draw:layer="layout" svg:width="1.75cm" svg:height="1cm" svg:x="1.361cm" svg:y="4.1cm">
          <text:p text:style-name="P18"><text:span text:style-name="T8">Amel</text:span>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1.5cm" svg:height="1cm" svg:x="1.611cm" svg:y="8.25cm">
          <text:p text:style-name="P11"><text:span text:style-name="T4">pol</text:span><text:span text:style-name="T5">K</text:span>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1.5cm" svg:height="1cm" svg:x="1.611cm" svg:y="6.25cm">
          <text:p text:style-name="P11"><text:span text:style-name="T4">pol</text:span><text:span text:style-name="T5">2</text:span></text:p>
          <draw:enhanced-geometry svg:viewBox="0 0 21600 21600" draw:type="rectangle" draw:enhanced-path="M 0 0 L 21600 0 21600 21600 0 21600 0 0 Z N"/>
        </draw:custom-shape>
        <draw:custom-shape draw:style-name="gr17" draw:text-style-name="P20" draw:layer="layout" svg:width="1.499cm" svg:height="0.999cm" svg:x="5.811cm" svg:y="3cm">
          <text:p text:style-name="P11"><text:span text:style-name="T9">flor</text:span><text:span text:style-name="T5">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0" draw:layer="layout" svg:width="1.499cm" svg:height="0.999cm" svg:x="2.811cm" svg:y="3cm">
          <text:p text:style-name="P11"><text:span text:style-name="T4">flor</text:span><text:span text:style-name="T5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0" draw:layer="layout" svg:width="1.5cm" svg:height="0.999cm" svg:x="3.911cm" svg:y="3.001cm">
          <text:p text:style-name="P11"><text:span text:style-name="T9">flor</text:span><text:span text:style-name="T5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" draw:text-style-name="P21" draw:layer="layout" svg:width="6.73cm" svg:height="0.627cm" svg:x="9.198cm" svg:y="4.90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9" draw:text-style-name="P21" draw:layer="layout" svg:width="6.841cm" svg:height="0.627cm" svg:x="9.76cm" svg:y="8.695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9" draw:text-style-name="P21" draw:layer="layout" svg:width="4.607cm" svg:height="0.615cm" svg:x="9.203cm" svg:y="6.414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9" draw:text-style-name="P21" draw:layer="layout" svg:width="6.994cm" svg:height="0.627cm" svg:x="9.36cm" svg:y="12.237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9" draw:text-style-name="P21" draw:layer="layout" svg:width="3.401cm" svg:height="0.627cm" svg:x="9.76cm" svg:y="10.86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19" draw:text-style-name="P21" draw:layer="layout" svg:width="3.273cm" svg:height="0.627cm" svg:x="9.911cm" svg:y="9.652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9" draw:text-style-name="P21" draw:layer="layout" svg:width="4.472cm" svg:height="0.929cm" svg:x="9.26cm" svg:y="13.058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9" draw:text-style-name="P21" draw:layer="layout" svg:width="12.862cm" svg:height="0.615cm" svg:x="9.198cm" svg:y="3.809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9" draw:text-style-name="P21" draw:layer="layout" svg:width="9.039cm" svg:height="0.615cm" svg:x="8.26cm" svg:y="15.779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20" draw:text-style-name="P23" draw:layer="layout" svg:width="2.047cm" svg:height="0.886cm" svg:x="23.413cm" svg:y="4.164cm">
          <draw:text-box>
            <text:p text:style-name="P22">Datos</text:p>
          </draw:text-box>
        </draw:frame>
        <draw:frame draw:style-name="gr21" draw:text-style-name="P23" draw:layer="layout" svg:width="6.75cm" svg:height="1.521cm" svg:x="21.21cm" svg:y="6.3cm">
          <draw:text-box>
            <text:p text:style-name="P22">Modelo para el conteo de visitas</text:p>
          </draw:text-box>
        </draw:frame>
        <draw:frame draw:style-name="gr22" draw:text-style-name="P23" draw:layer="layout" svg:width="6.6cm" svg:height="1.136cm" svg:x="21.46cm" svg:y="9.664cm">
          <draw:text-box>
            <text:p text:style-name="P22">Factores “aleatorios”</text:p>
          </draw:text-box>
        </draw:frame>
        <draw:frame draw:style-name="gr22" draw:text-style-name="P23" draw:layer="layout" svg:width="7.44cm" svg:height="1.521cm" svg:x="21.06cm" svg:y="12.3cm">
          <draw:text-box>
            <text:p text:style-name="P22">Proporción de cada especie de polinizador</text:p>
          </draw:text-box>
        </draw:frame>
        <draw:frame draw:style-name="gr23" draw:text-style-name="P23" draw:layer="layout" svg:width="5cm" svg:height="1cm" svg:x="22.16cm" svg:y="15.55cm">
          <draw:text-box>
            <text:p text:style-name="P22">Previas últimas</text:p>
          </draw:text-box>
        </draw:frame>
        <draw:polygon draw:style-name="gr24" draw:text-style-name="P24" draw:layer="layout" svg:width="1.657cm" svg:height="1.749cm" svg:x="21.902cm" svg:y="3.8cm" svg:viewBox="0 0 1658 1750" draw:points="0,0 0,1750 1658,1000 1658,500">
          <text:p/>
        </draw:polygon>
        <draw:polygon draw:style-name="gr24" draw:text-style-name="P24" draw:layer="layout" svg:width="7.736cm" svg:height="1.499cm" svg:x="13.06cm" svg:y="6.3cm" svg:viewBox="0 0 7737 1500" draw:points="0,250 0,750 7737,1500 7737,0">
          <text:p/>
        </draw:polygon>
        <draw:polygon draw:style-name="gr24" draw:text-style-name="P24" draw:layer="layout" svg:width="5.249cm" svg:height="2.749cm" svg:x="16.099cm" svg:y="8.8cm" svg:viewBox="0 0 5250 2750" draw:points="0,0 0,2750 5250,1750 5250,1000">
          <text:p/>
        </draw:polygon>
        <draw:polygon draw:style-name="gr24" draw:text-style-name="P24" draw:layer="layout" svg:width="4.696cm" svg:height="1.749cm" svg:x="16.099cm" svg:y="12.3cm" svg:viewBox="0 0 4697 1750" draw:points="0,0 0,1750 4697,1250 4697,250">
          <text:p/>
        </draw:polygon>
        <draw:polygon draw:style-name="gr24" draw:text-style-name="P24" draw:layer="layout" svg:width="4.973cm" svg:height="0.999cm" svg:x="16.928cm" svg:y="15.55cm" svg:viewBox="0 0 4974 1000" draw:points="0,250 0,750 4974,1000 4974,0">
          <text:p/>
        </draw:polygon>
      </draw:page>
      <draw:page draw:name="page2" draw:style-name="dp1" draw:master-page-name="Predeterminado">
        <draw:custom-shape draw:style-name="gr25" draw:text-style-name="P25" draw:layer="layout" svg:width="1.07cm" svg:height="0.895cm" draw:transform="skewX (-0.463210383479295) rotate (-0.463210383479296) translate (10.915cm 5.903cm)">
          <text:p text:style-name="P1"><text:span text:style-name="T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5" draw:layer="layout" svg:width="1.07cm" svg:height="0.895cm" draw:transform="skewX (-0.463210383479295) rotate (-0.463210383479296) translate (10.915cm 6.903cm)">
          <text:p text:style-name="P1"><text:span text:style-name="T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5" draw:layer="layout" svg:width="1.247cm" svg:height="0.768cm" draw:transform="skewX (0.076619954162551) rotate (2.14588231532703) translate (11.394cm 9.35cm)">
          <text:p text:style-name="P1"><text:span text:style-name="T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25" draw:layer="layout" svg:width="1cm" svg:height="0.957cm" draw:transform="skewX (0.462337718853298) rotate (1.5707963267949) translate (9.958cm 8.426cm)">
          <text:p text:style-name="P1"><text:span text:style-name="T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25" draw:layer="layout" svg:width="1cm" svg:height="0.958cm" draw:transform="skewX (0.461115988376902) rotate (1.5707963267949) translate (9cm 7.95cm)">
          <text:p text:style-name="P1"><text:span text:style-name="T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25" draw:layer="layout" svg:width="1cm" svg:height="0.958cm" draw:transform="skewX (0.461115988376902) rotate (1.5707963267949) translate (11.872cm 9.381cm)">
          <text:p text:style-name="P1"><text:span text:style-name="T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5" draw:layer="layout" svg:width="1.07cm" svg:height="0.895cm" draw:transform="skewX (-0.463210383479295) rotate (-0.463210383479296) translate (10.915cm 8.903cm)">
          <text:p text:style-name="P1"><text:span text:style-name="T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4" draw:layer="layout" svg:width="1.07cm" svg:height="0.896cm" draw:transform="skewX (-0.460941455451702) rotate (-0.461115988376903) translate (9cm 4.95cm)">
          <text:p text:style-name="P3"><text:span text:style-name="T2">C</text:span><text:span text:style-name="T3">1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5" draw:layer="layout" svg:width="1.07cm" svg:height="0.896cm" draw:transform="skewX (-0.460941455451702) rotate (-0.461115988376903) translate (9cm 7.95cm)">
          <text:p text:style-name="P3"><text:span text:style-name="T2">C</text:span><text:span text:style-name="T3">K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6" draw:layer="layout" svg:width="1.07cm" svg:height="0.896cm" draw:transform="skewX (-0.460941455451702) rotate (-0.461115988376903) translate (9cm 5.95cm)">
          <text:p text:style-name="P3"><text:span text:style-name="T2">C</text:span><text:span text:style-name="T3">2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6" draw:layer="layout" svg:width="1.07cm" svg:height="0.896cm" draw:transform="skewX (-0.460941455451702) rotate (-0.461115988376903) translate (11.872cm 6.381cm)">
          <text:p text:style-name="P3"><text:span text:style-name="T2">C</text:span><text:span text:style-name="T3">1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draw:layer="layout" svg:width="1.07cm" svg:height="0.896cm" draw:transform="skewX (-0.460941455451702) rotate (-0.461115988376903) translate (11.872cm 9.381cm)">
          <text:p text:style-name="P3"><text:span text:style-name="T2">C</text:span><text:span text:style-name="T3">K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7" draw:layer="layout" svg:width="1.07cm" svg:height="0.896cm" draw:transform="skewX (-0.460941455451702) rotate (-0.461115988376903) translate (11.872cm 7.381cm)">
          <text:p text:style-name="P3"><text:span text:style-name="T2">C</text:span><text:span text:style-name="T3">2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8" draw:layer="layout" svg:width="1.069cm" svg:height="0.895cm" draw:transform="skewX (-0.462337718853298) rotate (-0.462337718853298) translate (9.958cm 5.426cm)">
          <text:p text:style-name="P3"><text:span text:style-name="T2">C</text:span><text:span text:style-name="T3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9" draw:layer="layout" svg:width="1.069cm" svg:height="0.895cm" draw:transform="skewX (-0.462337718853298) rotate (-0.462337718853298) translate (9.958cm 8.426cm)">
          <text:p text:style-name="P3"><text:span text:style-name="T2">C</text:span><text:span text:style-name="T3">K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0" draw:layer="layout" svg:width="1.069cm" svg:height="0.895cm" draw:transform="skewX (-0.462337718853298) rotate (-0.462337718853298) translate (9.958cm 6.426cm)">
          <text:p text:style-name="P3"><text:span text:style-name="T2">C</text:span><text:span text:style-name="T3">2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5" draw:layer="layout" svg:width="1.07cm" svg:height="0.895cm" draw:transform="skewX (-0.463210383479295) rotate (-0.463210383479296) translate (10.915cm 4.703cm)">
          <text:p text:style-name="P1"><text:span text:style-name="T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15" draw:layer="layout" svg:width="1.07cm" svg:height="0.896cm" draw:transform="skewX (-0.460941455451702) rotate (-0.461115988376903) translate (9cm 3.75cm)">
          <text:p text:style-name="P14"><text:span text:style-name="T6">C</text:span><text:span text:style-name="T7">A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16" draw:layer="layout" svg:width="1.07cm" svg:height="0.896cm" draw:transform="skewX (-0.460941455451702) rotate (-0.461115988376903) translate (11.872cm 5.181cm)">
          <text:p text:style-name="P3"><text:span text:style-name="T2">C</text:span><text:span text:style-name="T3">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17" draw:layer="layout" svg:width="1.069cm" svg:height="0.895cm" draw:transform="skewX (-0.462337718853298) rotate (-0.462337718853298) translate (9.958cm 4.226cm)">
          <text:p text:style-name="P3"><text:span text:style-name="T2">C</text:span><text:span text:style-name="T3">A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5" draw:layer="layout" svg:width="1.07cm" svg:height="0.895cm" draw:transform="skewX (-0.463210383479295) rotate (-0.463210383479296) translate (6.34cm 7.337cm)">
          <text:p text:style-name="P1"><text:span text:style-name="T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5" draw:layer="layout" svg:width="1.07cm" svg:height="0.895cm" draw:transform="skewX (-0.463210383479295) rotate (-0.463210383479296) translate (6.34cm 8.337cm)">
          <text:p text:style-name="P1"><text:span text:style-name="T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25" draw:layer="layout" svg:width="1.247cm" svg:height="0.768cm" draw:transform="skewX (0.076619954162551) rotate (2.14588231532703) translate (6.819cm 10.784cm)">
          <text:p text:style-name="P1"><text:span text:style-name="T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25" draw:layer="layout" svg:width="1cm" svg:height="0.957cm" draw:transform="skewX (0.462337718853298) rotate (1.5707963267949) translate (5.383cm 9.86cm)">
          <text:p text:style-name="P1"><text:span text:style-name="T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25" draw:layer="layout" svg:width="1cm" svg:height="0.958cm" draw:transform="skewX (0.461115988376902) rotate (1.5707963267949) translate (4.425cm 9.384cm)">
          <text:p text:style-name="P1"><text:span text:style-name="T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25" draw:layer="layout" svg:width="1cm" svg:height="0.958cm" draw:transform="skewX (0.461115988376902) rotate (1.5707963267949) translate (7.297cm 10.815cm)">
          <text:p text:style-name="P1"><text:span text:style-name="T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5" draw:layer="layout" svg:width="1.07cm" svg:height="0.895cm" draw:transform="skewX (-0.463210383479295) rotate (-0.463210383479296) translate (6.34cm 10.337cm)">
          <text:p text:style-name="P1"><text:span text:style-name="T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4" draw:layer="layout" svg:width="1.07cm" svg:height="0.896cm" draw:transform="skewX (-0.460941455451702) rotate (-0.461115988376903) translate (4.425cm 6.384cm)">
          <text:p text:style-name="P3"><text:span text:style-name="T2">C</text:span><text:span text:style-name="T3">1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5" draw:layer="layout" svg:width="1.07cm" svg:height="0.896cm" draw:transform="skewX (-0.460941455451702) rotate (-0.461115988376903) translate (4.425cm 9.384cm)">
          <text:p text:style-name="P3"><text:span text:style-name="T2">C</text:span><text:span text:style-name="T3">K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6" draw:layer="layout" svg:width="1.07cm" svg:height="0.896cm" draw:transform="skewX (-0.460941455451702) rotate (-0.461115988376903) translate (4.425cm 7.384cm)">
          <text:p text:style-name="P3"><text:span text:style-name="T2">C</text:span><text:span text:style-name="T3">2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6" draw:layer="layout" svg:width="1.07cm" svg:height="0.896cm" draw:transform="skewX (-0.460941455451702) rotate (-0.461115988376903) translate (7.297cm 7.815cm)">
          <text:p text:style-name="P3"><text:span text:style-name="T2">C</text:span><text:span text:style-name="T3">1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4" draw:layer="layout" svg:width="1.07cm" svg:height="0.896cm" draw:transform="skewX (-0.460941455451702) rotate (-0.461115988376903) translate (7.297cm 10.815cm)">
          <text:p text:style-name="P3"><text:span text:style-name="T2">C</text:span><text:span text:style-name="T3">K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7" draw:layer="layout" svg:width="1.07cm" svg:height="0.896cm" draw:transform="skewX (-0.460941455451702) rotate (-0.461115988376903) translate (7.297cm 8.815cm)">
          <text:p text:style-name="P3"><text:span text:style-name="T2">C</text:span><text:span text:style-name="T3">2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8" draw:layer="layout" svg:width="1.069cm" svg:height="0.895cm" draw:transform="skewX (-0.462337718853298) rotate (-0.462337718853298) translate (5.383cm 6.86cm)">
          <text:p text:style-name="P3"><text:span text:style-name="T2">C</text:span><text:span text:style-name="T3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9" draw:layer="layout" svg:width="1.069cm" svg:height="0.895cm" draw:transform="skewX (-0.462337718853298) rotate (-0.462337718853298) translate (5.383cm 9.86cm)">
          <text:p text:style-name="P3"><text:span text:style-name="T2">C</text:span><text:span text:style-name="T3">K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10" draw:layer="layout" svg:width="1.069cm" svg:height="0.895cm" draw:transform="skewX (-0.462337718853298) rotate (-0.462337718853298) translate (5.383cm 7.86cm)">
          <text:p text:style-name="P3"><text:span text:style-name="T2">C</text:span><text:span text:style-name="T3">2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20" draw:layer="layout" svg:width="1.603cm" svg:height="0.896cm" draw:transform="skewX (-0.461814120077699) rotate (-0.462337718853298) translate (2.99cm 5.669cm)">
          <text:p text:style-name="P11"><text:span text:style-name="T4">pol</text:span><text:span text:style-name="T5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5" draw:layer="layout" svg:width="1.07cm" svg:height="0.895cm" draw:transform="skewX (-0.463210383479295) rotate (-0.463210383479296) translate (6.34cm 6.137cm)">
          <text:p text:style-name="P1"><text:span text:style-name="T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15" draw:layer="layout" svg:width="1.07cm" svg:height="0.896cm" draw:transform="skewX (-0.460941455451702) rotate (-0.461115988376903) translate (4.425cm 5.184cm)">
          <text:p text:style-name="P14"><text:span text:style-name="T6">C</text:span><text:span text:style-name="T7">A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16" draw:layer="layout" svg:width="1.07cm" svg:height="0.896cm" draw:transform="skewX (-0.460941455451702) rotate (-0.461115988376903) translate (7.297cm 6.615cm)">
          <text:p text:style-name="P3"><text:span text:style-name="T2">C</text:span><text:span text:style-name="T3">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17" draw:layer="layout" svg:width="1.069cm" svg:height="0.895cm" draw:transform="skewX (-0.462337718853298) rotate (-0.462337718853298) translate (5.383cm 5.66cm)">
          <text:p text:style-name="P3"><text:span text:style-name="T2">C</text:span><text:span text:style-name="T3">A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26" draw:layer="layout" svg:width="1.871cm" svg:height="0.896cm" draw:transform="skewX (-0.4618141200777) rotate (-0.4619886530029) translate (2.75cm 4.35cm)">
          <text:p text:style-name="P18"><text:span text:style-name="T8">Am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20" draw:layer="layout" svg:width="1.603cm" svg:height="0.896cm" draw:transform="skewX (-0.461814120077699) rotate (-0.462337718853298) translate (2.99cm 8.619cm)">
          <text:p text:style-name="P11"><text:span text:style-name="T4">pol</text:span><text:span text:style-name="T5">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20" draw:layer="layout" svg:width="1.603cm" svg:height="0.896cm" draw:transform="skewX (-0.461814120077699) rotate (-0.462337718853298) translate (2.99cm 6.619cm)">
          <text:p text:style-name="P11"><text:span text:style-name="T4">pol</text:span><text:span text:style-name="T5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20" draw:layer="layout" svg:width="1.602cm" svg:height="0.895cm" draw:transform="skewX (-0.460592389601304) rotate (-0.4619886530029) translate (7.011cm 5.372cm)">
          <text:p text:style-name="P11"><text:span text:style-name="T9">flor</text:span><text:span text:style-name="T5">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20" draw:layer="layout" svg:width="1.601cm" svg:height="0.895cm" draw:transform="skewX (-0.461465054227301) rotate (-0.461465054227301) translate (4.138cm 3.942cm)">
          <text:p text:style-name="P11"><text:span text:style-name="T4">flor</text:span><text:span text:style-name="T5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20" draw:layer="layout" svg:width="1.605cm" svg:height="0.895cm" draw:transform="skewX (-0.461465054227301) rotate (-0.462337718853298) translate (5.191cm 4.466cm)">
          <text:p text:style-name="P11"><text:span text:style-name="T9">flor</text:span><text:span text:style-name="T5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5" draw:layer="layout" svg:width="1.07cm" svg:height="0.895cm" draw:transform="skewX (-0.463210383479295) rotate (-0.463210383479296) translate (15.415cm 4.545cm)">
          <text:p text:style-name="P1"><text:span text:style-name="T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5" draw:layer="layout" svg:width="1.07cm" svg:height="0.895cm" draw:transform="skewX (-0.463210383479295) rotate (-0.463210383479296) translate (15.415cm 5.545cm)">
          <text:p text:style-name="P1"><text:span text:style-name="T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5" draw:layer="layout" svg:width="1.247cm" svg:height="0.768cm" draw:transform="skewX (0.076619954162551) rotate (2.14588231532703) translate (15.894cm 7.992cm)">
          <text:p text:style-name="P1"><text:span text:style-name="T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25" draw:layer="layout" svg:width="1cm" svg:height="0.957cm" draw:transform="skewX (0.462337718853298) rotate (1.5707963267949) translate (14.458cm 7.068cm)">
          <text:p text:style-name="P1"><text:span text:style-name="T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25" draw:layer="layout" svg:width="1cm" svg:height="0.958cm" draw:transform="skewX (0.461115988376902) rotate (1.5707963267949) translate (13.5cm 6.592cm)">
          <text:p text:style-name="P1"><text:span text:style-name="T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25" draw:layer="layout" svg:width="1cm" svg:height="0.958cm" draw:transform="skewX (0.461115988376902) rotate (1.5707963267949) translate (16.372cm 8.023cm)">
          <text:p text:style-name="P1"><text:span text:style-name="T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5" draw:layer="layout" svg:width="1.07cm" svg:height="0.895cm" draw:transform="skewX (-0.463210383479295) rotate (-0.463210383479296) translate (15.415cm 7.545cm)">
          <text:p text:style-name="P1"><text:span text:style-name="T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4" draw:layer="layout" svg:width="1.07cm" svg:height="0.896cm" draw:transform="skewX (-0.460941455451702) rotate (-0.461115988376903) translate (13.5cm 3.592cm)">
          <text:p text:style-name="P3"><text:span text:style-name="T2">C</text:span><text:span text:style-name="T3">1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5" draw:layer="layout" svg:width="1.07cm" svg:height="0.896cm" draw:transform="skewX (-0.460941455451702) rotate (-0.461115988376903) translate (13.5cm 6.592cm)">
          <text:p text:style-name="P3"><text:span text:style-name="T2">C</text:span><text:span text:style-name="T3">K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6" draw:layer="layout" svg:width="1.07cm" svg:height="0.896cm" draw:transform="skewX (-0.460941455451702) rotate (-0.461115988376903) translate (13.5cm 4.592cm)">
          <text:p text:style-name="P3"><text:span text:style-name="T2">C</text:span><text:span text:style-name="T3">2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6" draw:layer="layout" svg:width="1.07cm" svg:height="0.896cm" draw:transform="skewX (-0.460941455451702) rotate (-0.461115988376903) translate (16.372cm 5.023cm)">
          <text:p text:style-name="P3"><text:span text:style-name="T2">C</text:span><text:span text:style-name="T3">1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4" draw:layer="layout" svg:width="1.07cm" svg:height="0.896cm" draw:transform="skewX (-0.460941455451702) rotate (-0.461115988376903) translate (16.372cm 8.023cm)">
          <text:p text:style-name="P3"><text:span text:style-name="T2">C</text:span><text:span text:style-name="T3">K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7" draw:layer="layout" svg:width="1.07cm" svg:height="0.896cm" draw:transform="skewX (-0.460941455451702) rotate (-0.461115988376903) translate (16.372cm 6.023cm)">
          <text:p text:style-name="P3"><text:span text:style-name="T2">C</text:span><text:span text:style-name="T3">2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8" draw:layer="layout" svg:width="1.069cm" svg:height="0.895cm" draw:transform="skewX (-0.462337718853298) rotate (-0.462337718853298) translate (14.458cm 4.068cm)">
          <text:p text:style-name="P3"><text:span text:style-name="T2">C</text:span><text:span text:style-name="T3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9" draw:layer="layout" svg:width="1.069cm" svg:height="0.895cm" draw:transform="skewX (-0.462337718853298) rotate (-0.462337718853298) translate (14.458cm 7.068cm)">
          <text:p text:style-name="P3"><text:span text:style-name="T2">C</text:span><text:span text:style-name="T3">K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10" draw:layer="layout" svg:width="1.069cm" svg:height="0.895cm" draw:transform="skewX (-0.462337718853298) rotate (-0.462337718853298) translate (14.458cm 5.068cm)">
          <text:p text:style-name="P3"><text:span text:style-name="T2">C</text:span><text:span text:style-name="T3">2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5" draw:layer="layout" svg:width="1.07cm" svg:height="0.895cm" draw:transform="skewX (-0.463210383479295) rotate (-0.463210383479296) translate (15.415cm 3.345cm)">
          <text:p text:style-name="P1"><text:span text:style-name="T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15" draw:layer="layout" svg:width="1.07cm" svg:height="0.896cm" draw:transform="skewX (-0.460941455451702) rotate (-0.461115988376903) translate (13.5cm 2.392cm)">
          <text:p text:style-name="P14"><text:span text:style-name="T6">C</text:span><text:span text:style-name="T7">A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16" draw:layer="layout" svg:width="1.07cm" svg:height="0.896cm" draw:transform="skewX (-0.460941455451702) rotate (-0.461115988376903) translate (16.372cm 3.823cm)">
          <text:p text:style-name="P3"><text:span text:style-name="T2">C</text:span><text:span text:style-name="T3">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17" draw:layer="layout" svg:width="1.069cm" svg:height="0.895cm" draw:transform="skewX (-0.462337718853298) rotate (-0.462337718853298) translate (14.458cm 2.868cm)">
          <text:p text:style-name="P3"><text:span text:style-name="T2">C</text:span><text:span text:style-name="T3">A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7" draw:layer="layout" svg:width="9cm" svg:height="9cm" svg:x="8.75cm" svg:y="2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mbria Math" svg:font-family="'Cambria Math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opacity draw:name="Transparency_20_1" draw:display-name="Transparency 1" draw:style="linear" draw:start="100%" draw:end="0%" draw:angle="0deg" draw:border="0%"/>
    <draw:opacity draw:name="Transparency_20_10" draw:display-name="Transparency 10" draw:style="linear" draw:start="100%" draw:end="15%" draw:angle="270deg" draw:border="0%"/>
    <draw:opacity draw:name="Transparency_20_11" draw:display-name="Transparency 11" draw:style="linear" draw:start="100%" draw:end="20%" draw:angle="270deg" draw:border="0%"/>
    <draw:opacity draw:name="Transparency_20_12" draw:display-name="Transparency 12" draw:style="linear" draw:start="100%" draw:end="25%" draw:angle="270deg" draw:border="0%"/>
    <draw:opacity draw:name="Transparency_20_13" draw:display-name="Transparency 13" draw:style="linear" draw:start="100%" draw:end="30%" draw:angle="270deg" draw:border="0%"/>
    <draw:opacity draw:name="Transparency_20_14" draw:display-name="Transparency 14" draw:style="linear" draw:start="100%" draw:end="35%" draw:angle="270deg" draw:border="0%"/>
    <draw:opacity draw:name="Transparency_20_15" draw:display-name="Transparency 15" draw:style="linear" draw:start="100%" draw:end="40%" draw:angle="270deg" draw:border="0%"/>
    <draw:opacity draw:name="Transparency_20_16" draw:display-name="Transparency 16" draw:style="linear" draw:start="100%" draw:end="45%" draw:angle="270deg" draw:border="0%"/>
    <draw:opacity draw:name="Transparency_20_17" draw:display-name="Transparency 17" draw:style="linear" draw:start="100%" draw:end="50%" draw:angle="270deg" draw:border="0%"/>
    <draw:opacity draw:name="Transparency_20_18" draw:display-name="Transparency 18" draw:style="linear" draw:start="95%" draw:end="5%" draw:angle="270deg" draw:border="0%"/>
    <draw:opacity draw:name="Transparency_20_19" draw:display-name="Transparency 19" draw:style="linear" draw:start="90%" draw:end="5%" draw:angle="270deg" draw:border="0%"/>
    <draw:opacity draw:name="Transparency_20_2" draw:display-name="Transparency 2" draw:style="linear" draw:start="100%" draw:end="0%" draw:angle="1deg" draw:border="0%"/>
    <draw:opacity draw:name="Transparency_20_20" draw:display-name="Transparency 20" draw:style="linear" draw:start="85%" draw:end="5%" draw:angle="270deg" draw:border="0%"/>
    <draw:opacity draw:name="Transparency_20_21" draw:display-name="Transparency 21" draw:style="linear" draw:start="80%" draw:end="5%" draw:angle="270deg" draw:border="0%"/>
    <draw:opacity draw:name="Transparency_20_22" draw:display-name="Transparency 22" draw:style="linear" draw:start="75%" draw:end="5%" draw:angle="270deg" draw:border="0%"/>
    <draw:opacity draw:name="Transparency_20_23" draw:display-name="Transparency 23" draw:style="linear" draw:start="70%" draw:end="5%" draw:angle="270deg" draw:border="0%"/>
    <draw:opacity draw:name="Transparency_20_24" draw:display-name="Transparency 24" draw:style="linear" draw:start="65%" draw:end="5%" draw:angle="270deg" draw:border="0%"/>
    <draw:opacity draw:name="Transparency_20_25" draw:display-name="Transparency 25" draw:style="linear" draw:start="60%" draw:end="5%" draw:angle="270deg" draw:border="0%"/>
    <draw:opacity draw:name="Transparency_20_26" draw:display-name="Transparency 26" draw:style="linear" draw:start="55%" draw:end="5%" draw:angle="270deg" draw:border="0%"/>
    <draw:opacity draw:name="Transparency_20_27" draw:display-name="Transparency 27" draw:style="linear" draw:start="50%" draw:end="5%" draw:angle="270deg" draw:border="0%"/>
    <draw:opacity draw:name="Transparency_20_3" draw:display-name="Transparency 3" draw:style="linear" draw:start="100%" draw:end="0%" draw:angle="2deg" draw:border="0%"/>
    <draw:opacity draw:name="Transparency_20_4" draw:display-name="Transparency 4" draw:style="linear" draw:start="100%" draw:end="0%" draw:angle="3deg" draw:border="0%"/>
    <draw:opacity draw:name="Transparency_20_5" draw:display-name="Transparency 5" draw:style="linear" draw:start="100%" draw:end="0%" draw:angle="4deg" draw:border="0%"/>
    <draw:opacity draw:name="Transparency_20_6" draw:display-name="Transparency 6" draw:style="linear" draw:start="100%" draw:end="0%" draw:angle="90deg" draw:border="0%"/>
    <draw:opacity draw:name="Transparency_20_7" draw:display-name="Transparency 7" draw:style="linear" draw:start="100%" draw:end="0%" draw:angle="270deg" draw:border="0%"/>
    <draw:opacity draw:name="Transparency_20_8" draw:display-name="Transparency 8" draw:style="linear" draw:start="100%" draw:end="5%" draw:angle="270deg" draw:border="0%"/>
    <draw:opacity draw:name="Transparency_20_9" draw:display-name="Transparency 9" draw:style="linear" draw:start="100%" draw:end="10%" draw:angle="27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A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Lican Martínez</meta:initial-creator>
    <meta:creation-date>2022-04-26T13:04:14.201000000</meta:creation-date>
    <dc:date>2022-04-26T18:17:32.249000000</dc:date>
    <dc:creator>Lican Martínez</dc:creator>
    <meta:editing-duration>PT4H10M41S</meta:editing-duration>
    <meta:editing-cycles>12</meta:editing-cycles>
    <meta:generator>LibreOffice/7.2.2.2$Windows_X86_64 LibreOffice_project/02b2acce88a210515b4a5bb2e46cbfb63fe97d56</meta:generator>
    <meta:document-statistic meta:object-count="114"/>
  </office:meta>
</office:document-meta>
</file>

<file path=Object 10/content.xml><?xml version="1.0" encoding="utf-8"?>
<math xmlns="http://www.w3.org/1998/Math/MathML" display="block">
  <semantics>
    <mrow>
      <mrow>
        <msub>
          <mi>C</mi>
          <mi mathvariant="italic">ijs</mi>
        </msub>
        <mo stretchy="false">=</mo>
        <mtext>Conteo de interacciones entre planta </mtext>
      </mrow>
      <mi>i</mi>
      <mtext> y flor </mtext>
      <mi>j</mi>
      <mtext> en el sitio </mtext>
      <mi>s</mi>
    </mrow>
    <annotation encoding="StarMath 5.0">C_{ ijs } = "Conteo de interacciones entre planta " i " y flor "j" en el sitio " s</annotation>
  </semantics>
</math>
</file>

<file path=Object 11/content.xml><?xml version="1.0" encoding="utf-8"?>
<math xmlns="http://www.w3.org/1998/Math/MathML" display="block">
  <semantics>
    <mrow>
      <mtext>Previas para </mtext>
      <mi>π</mi>
      <mtext>, </mtext>
      <msub>
        <mi>λ</mi>
        <mn>0</mn>
      </msub>
      <mtext>, cada </mtext>
      <msub>
        <mi>α</mi>
        <mi>i</mi>
      </msub>
      <mtext> y </mtext>
      <msub>
        <mi>β</mi>
        <mi>i</mi>
      </msub>
      <mtext>, y cada </mtext>
      <mi>σ</mi>
    </mrow>
    <annotation encoding="StarMath 5.0">"Previas para "%pi", "%lambda_0", cada "%alpha_i" y "%beta_i", y cada "%sigma
</annotation>
  </semantics>
</math>
</file>

<file path=Object 2/content.xml><?xml version="1.0" encoding="utf-8"?>
<math xmlns="http://www.w3.org/1998/Math/MathML" display="block">
  <semantics>
    <mrow>
      <mrow>
        <msub>
          <mi>C</mi>
          <mi mathvariant="italic">ijs</mi>
        </msub>
        <mo stretchy="false">=</mo>
        <mi mathvariant="italic">Zero</mi>
      </mrow>
      <mn>.</mn>
      <mi mathvariant="italic">inf</mi>
      <mn>.</mn>
      <mi mathvariant="italic">Poisson</mi>
      <mrow>
        <mo fence="true" form="prefix" stretchy="false">(</mo>
        <mrow>
          <mrow>
            <msub>
              <mi>λ</mi>
              <mi mathvariant="italic">ijs</mi>
            </msub>
            <mi>,</mi>
            <msub>
              <mi>π</mi>
              <mi mathvariant="italic">ijs</mi>
            </msub>
          </mrow>
        </mrow>
        <mo fence="true" form="postfix" stretchy="false">)</mo>
      </mrow>
    </mrow>
    <annotation encoding="StarMath 5.0">C_{ ijs } = Zero.inf.Poisson( %lambda_{ijs}, %pi_{ijs} )</annotation>
  </semantics>
</math>
</file>

<file path=Object 3/content.xml><?xml version="1.0" encoding="utf-8"?>
<math xmlns="http://www.w3.org/1998/Math/MathML" display="block">
  <semantics>
    <mrow>
      <msub>
        <mi>β</mi>
        <mi>j</mi>
      </msub>
      <mtext>~</mtext>
      <mi>N</mi>
      <mrow>
        <mo fence="true" form="prefix" stretchy="false">(</mo>
        <mrow>
          <mrow>
            <mn>0</mn>
            <mi>,</mi>
            <msub>
              <mi>σ</mi>
              <mi mathvariant="italic">flores</mi>
            </msub>
          </mrow>
        </mrow>
        <mo fence="true" form="postfix" stretchy="false">)</mo>
      </mrow>
      <mtext>           j </mtext>
      <mi mathvariant="normal">∈</mi>
      <mtext> [1, L]</mtext>
    </mrow>
    <annotation encoding="StarMath 5.0">%beta_j "~" N( 0, %sigma_{flores} ) "           j " %element " [1, L]"</annotation>
  </semantics>
</math>
</file>

<file path=Object 4/content.xml><?xml version="1.0" encoding="utf-8"?>
<math xmlns="http://www.w3.org/1998/Math/MathML" display="block">
  <semantics>
    <mrow>
      <mrow>
        <msub>
          <mi>λ</mi>
          <mi mathvariant="italic">ijs</mi>
        </msub>
        <mo stretchy="false">=</mo>
        <mrow>
          <msub>
            <mi>λ</mi>
            <mn>0</mn>
          </msub>
          <mo stretchy="false">+</mo>
          <msub>
            <mi>p</mi>
            <mi>i</mi>
          </msub>
        </mrow>
      </mrow>
      <mrow>
        <msub>
          <mi>β</mi>
          <mi>j</mi>
        </msub>
        <mo stretchy="false">+</mo>
        <msub>
          <mi>e</mi>
          <mi mathvariant="italic">ij</mi>
        </msub>
        <mo stretchy="false">+</mo>
        <msub>
          <mi>R</mi>
          <mi>s</mi>
        </msub>
      </mrow>
    </mrow>
    <annotation encoding="StarMath 5.0">%lambda_{ijs}= %lambda_0 + p_{ i }%beta_{ j } + e_{ ij } + R_s</annotation>
  </semantics>
</math>
</file>

<file path=Object 5/content.xml><?xml version="1.0" encoding="utf-8"?>
<math xmlns="http://www.w3.org/1998/Math/MathML" display="block">
  <semantics>
    <mrow>
      <msub>
        <mi>p</mi>
        <mi>i</mi>
      </msub>
      <mtext>~</mtext>
      <mi mathvariant="italic">Beta</mi>
      <mrow>
        <mo fence="true" form="prefix" stretchy="false">(</mo>
        <mrow>
          <mrow>
            <msub>
              <mi>α</mi>
              <mi>i</mi>
            </msub>
            <mi>,</mi>
            <msub>
              <mi>β</mi>
              <mi>i</mi>
            </msub>
          </mrow>
        </mrow>
        <mo fence="true" form="postfix" stretchy="false">)</mo>
      </mrow>
      <mtext>           i </mtext>
      <mi mathvariant="normal">∈</mi>
      <mtext> [1, K]</mtext>
      <mtext/>
    </mrow>
    <annotation encoding="StarMath 5.0">p_i "~" Beta( %alpha_i, %beta_i ) "           i " %element " [1, K]"
"</annotation>
  </semantics>
</math>
</file>

<file path=Object 6/content.xml><?xml version="1.0" encoding="utf-8"?>
<math xmlns="http://www.w3.org/1998/Math/MathML" display="block">
  <semantics>
    <mrow>
      <msub>
        <mi>R</mi>
        <mi>s</mi>
      </msub>
      <mtext>~</mtext>
      <mi>N</mi>
      <mrow>
        <mo fence="true" form="prefix" stretchy="false">(</mo>
        <mrow>
          <mrow>
            <mn>0</mn>
            <mi>,</mi>
            <msub>
              <mi>σ</mi>
              <mi mathvariant="italic">sitios</mi>
            </msub>
          </mrow>
        </mrow>
        <mo fence="true" form="postfix" stretchy="false">)</mo>
      </mrow>
    </mrow>
    <annotation encoding="StarMath 5.0">R_s "~" N( 0, %sigma_{sitios} )</annotation>
  </semantics>
</math>
</file>

<file path=Object 7/content.xml><?xml version="1.0" encoding="utf-8"?>
<math xmlns="http://www.w3.org/1998/Math/MathML" display="block">
  <semantics>
    <mrow>
      <msub>
        <mi>e</mi>
        <mi mathvariant="italic">ij</mi>
      </msub>
      <mtext>~</mtext>
      <mi>N</mi>
      <mrow>
        <mo fence="true" form="prefix" stretchy="false">(</mo>
        <mrow>
          <mrow>
            <mn>0</mn>
            <mi>,</mi>
            <msub>
              <mi>σ</mi>
              <mi mathvariant="italic">inter</mi>
            </msub>
          </mrow>
        </mrow>
        <mo fence="true" form="postfix" stretchy="false">)</mo>
      </mrow>
    </mrow>
    <annotation encoding="StarMath 5.0">e_{ij} "~" N( 0, %sigma_{inter} )</annotation>
  </semantics>
</math>
</file>

<file path=Object 9/content.xml><?xml version="1.0" encoding="utf-8"?>
<math xmlns="http://www.w3.org/1998/Math/MathML" display="block">
  <semantics>
    <mrow>
      <msub>
        <mi>p</mi>
        <mi mathvariant="italic">Amel</mi>
      </msub>
      <mtext>  </mtext>
      <mo stretchy="false">←</mo>
      <mtext>  </mtext>
      <mrow>
        <mn>1</mn>
        <mo stretchy="false">−</mo>
        <mrow>
          <msubsup>
            <mo stretchy="false">∑</mo>
            <mrow>
              <mi>i</mi>
              <mo stretchy="false">=</mo>
              <mn>1</mn>
            </mrow>
            <mi>K</mi>
          </msubsup>
          <msub>
            <mi>p</mi>
            <mi>i</mi>
          </msub>
        </mrow>
      </mrow>
    </mrow>
    <annotation encoding="StarMath 5.0">p_Amel "  "&lt;- "  "1 - sum_{i=1}^{K}{ p_i }
</annotation>
  </semantics>
</math>
</file>